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hodExclusionMBeanInfoAssembler.includeReadAttribute( Method method , String bean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ExclusionMBeanInfoAssembler.includeWriteAttribute( Method method , String bean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ExclusionMBeanInfoAssembler.setIgnoredMethods( String ... ignoredMethod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ExclusionMBeanInfoAssembler.includeOperation( Method method , String bean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ExclusionMBeanInfoAssembler.setIgnoredMethodMappings( Properties mappin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thodExclusionMBeanInfoAssembler.isNotIgnored( Method method , String bean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